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1cm" style:rel-column-width="4094*"/>
    </style:style>
    <style:style style:name="Table5.B" style:family="table-column">
      <style:table-column-properties style:column-width="9.312cm" style:rel-column-width="5279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2039*"/>
    </style:style>
    <style:style style:name="Table3.B" style:family="table-column">
      <style:table-column-properties style:column-width="6.671cm" style:rel-column-width="3782*"/>
    </style:style>
    <style:style style:name="Table3.C" style:family="table-column">
      <style:table-column-properties style:column-width="2.17cm" style:rel-column-width="1230*"/>
    </style:style>
    <style:style style:name="Table3.D" style:family="table-column">
      <style:table-column-properties style:column-width="3.302cm" style:rel-column-width="1872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5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ff0000"/>
    </style:style>
    <style:style style:name="P16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ff0000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ff0000" fo:font-weight="normal" style:font-weight-asian="normal" style:font-weight-complex="normal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1" style:family="paragraph" style:parent-style-name="Text_20_body_20_indent_20_2">
      <style:text-properties fo:color="#ff0000"/>
    </style:style>
    <style:style style:name="P22" style:family="paragraph" style:parent-style-name="Table_20_Heading">
      <style:paragraph-properties fo:text-align="center" style:justify-single-word="false"/>
      <style:text-properties fo:color="#ff0000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style:font-name="Tahoma1" fo:font-size="11pt" fo:font-style="normal" fo:font-weight="bold" style:font-name-asian="MingLiU" style:font-size-asian="11pt" style:language-asian="zh" style:country-asian="TW" style:font-style-asian="normal" style:font-weight-asian="bold" style:font-name-complex="Tahoma2" style:font-size-complex="11pt" style:font-style-complex="normal" style:font-weight-complex="bold"/>
    </style:style>
    <style:style style:name="T9" style:family="text">
      <style:text-properties fo:font-size="12pt" fo:language="en" fo:country="none" style:font-size-asian="12pt"/>
    </style:style>
    <style:style style:name="T10" style:family="text">
      <style:text-properties fo:font-size="12pt" fo:language="en" fo:country="none" fo:font-weight="bold" style:font-size-asian="12pt" style:font-weight-asian="bold" style:font-weight-complex="bold"/>
    </style:style>
    <style:style style:name="T11" style:family="text">
      <style:text-properties style:language-asian="zh" style:country-asian="TW"/>
    </style:style>
    <style:style style:name="T12" style:family="text">
      <style:text-properties style:font-name="CourierNewPSMT"/>
    </style:style>
    <style:style style:name="T13" style:family="text">
      <style:text-properties fo:font-size="10pt"/>
    </style:style>
    <style:style style:name="T14" style:family="text">
      <style:text-properties style:font-name-asian="CourierNewPSMT"/>
    </style:style>
    <style:style style:name="T15" style:family="text">
      <style:text-properties style:font-size-asian="10pt"/>
    </style:style>
    <style:style style:name="T16" style:family="text">
      <style:text-properties style:font-name-complex="CourierNewPSMT"/>
    </style:style>
    <style:style style:name="T17" style:family="text">
      <style:text-properties style:font-size-complex="10pt"/>
    </style:style>
    <style:style style:name="T18" style:family="text">
      <style:text-properties style:font-name="Courier New1" fo:font-weight="bold" style:font-name-asian="Courier New1" style:font-weight-asian="bold" style:font-name-complex="Courier New1" style:font-weight-complex="bold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 fo:font-weight="bold" style:language-asian="zh" style:country-asian="TW" style:font-weight-asian="bold" style:font-weight-complex="bold"/>
    </style:style>
    <style:style style:name="T22" style:family="text">
      <style:text-properties fo:color="#ff0000" fo:font-weight="normal" style:font-weight-asian="normal" style:font-weight-complex="normal"/>
    </style:style>
    <style:style style:name="T23" style:family="text">
      <style:text-properties fo:color="#ff0000"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24" style:family="text">
      <style:text-properties fo:color="#ff0000" style:font-name="Tahoma1" fo:font-size="11pt" fo:font-style="normal" fo:font-weight="bold" style:font-name-asian="MingLiU" style:font-size-asian="11pt" style:language-asian="zh" style:country-asian="TW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(<text:span text:style-name="T11">括弧內為格式，請務必遵守</text:span>)</text:h>
      <text:h text:style-name="Heading_20_3" text:outline-level="3">Button(Heading 3)</text:h>
      <text:p text:style-name="Text_20_body_20_indent_20_2"><text:span text:style-name="T1">You could assign a </text:span><text:span text:style-name="Source_20_Text"><text:span text:style-name="T1">label</text:span></text:span><text:span text:style-name="Source_20_Text"><text:span text:style-name="T2">(Source Text)</text:span></text:span><text:span text:style-name="T2"> </text:span><text:span text:style-name="T1">and an </text:span><text:span text:style-name="Source_20_Text"><text:span text:style-name="T1">image</text:span></text:span><text:span text:style-name="Source_20_Text"><text:span text:style-name="T2">(Source Text)</text:span></text:span><text:span text:style-name="T1"> to a button by the </text:span><text:span text:style-name="Source_20_Text"><text:span text:style-name="T1">label</text:span></text:span><text:span text:style-name="Source_20_Text"><text:span text:style-name="T2">(Source Text)</text:span></text:span><text:span text:style-name="T1"> and </text:span><text:span text:style-name="Source_20_Text"><text:span text:style-name="T1">image</text:span></text:span><text:span text:style-name="T1"> </text:span><text:span text:style-name="Source_20_Text"><text:span text:style-name="T2">(Source Text) </text:span></text:span><text:span text:style-name="T1">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4"><text:s text:c="6"/>(Code Indent 2)</text:span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7" text:outline-level="4">Class Name(Heading 4)</text:h>
      <text:p text:style-name="P20"><text:span text:style-name="Source_20_Text"><text:span text:style-name="T9">org.zkoss.zul.Button</text:span></text:span><text:span text:style-name="Source_20_Text"><text:span text:style-name="T10">(Source Text)</text:span></text:span></text:p>
      <text:h text:style-name="P8" text:outline-level="4">Supported Child Components<text:span text:style-name="T6">(Heading 4)</text:span></text:h>
      <text:p text:style-name="P21">*NONE *ALL <text:span text:style-name="T4">(</text:span><text:span text:style-name="T5">如有子元件請提供連結，並使用source text格式</text:span><text:span text:style-name="T4">)</text:span></text:p>
      <text:h text:style-name="P8" text:outline-level="4">Supported Events<text:span text:style-name="T7">(Heading 4)</text:span></text:h>
      <text:h text:style-name="P10" text:outline-level="4"><text:span text:style-name="T23">(僅列出component支援的事件即可</text:span><text:span text:style-name="T24">，繼承的事件可省略</text:span><text:span text:style-name="T23">)(</text:span><text:span text:style-name="T24">以devguide與javadoc為準</text:span><text:span text:style-name="T23">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Event 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Click</text:span><text:span text:style-name="Source_20_Text"><text:span text:style-name="T2">(Source Text)</text:span>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<text:span text:style-name="T3">org.zkoss.zk.ui.event.MouseEvent</text:span></text:span></text:a></text:p>
            <text:p text:style-name="P6"><text:a xlink:type="simple" xlink:href="../MouseEvent.xml"><text:span text:style-name="Source_20_Text"><text:span text:style-name="T2">(Source Text)</text:span></text:span></text:a></text:p>
            <text:p text:style-name="P15">Description: Denotes user has clicked the component.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22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text:span text:style-name="Source_20_Text"><text:span text:style-name="T4">(Source Text)</text:span></text:span></text:p>
          </table:table-cell>
          <table:table-cell table:style-name="Table1.A2" office:value-type="string">
            <text:p text:style-name="P2">Sets<text:span text:style-name="T4">(動詞</text:span><text:span text:style-name="T5">請用第三人稱單數</text:span><text:span text:style-name="T4">)</text:span> the direction of button</text:p>
            <text:p text:style-name="P2"><text:span text:style-name="T20">Value:</text:span><text:span text:style-name="Source_20_Text"><text:span text:style-name="T19">normal</text:span></text:span><text:span text:style-name="T19"> | </text:span><text:span text:style-name="Source_20_Text"><text:span text:style-name="T19">reverse</text:span></text:span><text:span text:style-name="Source_20_Text"><text:span text:style-name="T20">(Source Text)( </text:span></text:span><text:span text:style-name="Source_20_Text"><text:span text:style-name="T21">請用BNF 表示法</text:span></text:span><text:span text:style-name="Source_20_Text"><text:span text:style-name="T20">)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6"><text:span text:style-name="Source_20_Text"><text:span text:style-name="T22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  <text:p text:style-name="P2"><text:span text:style-name="T20">Values:</text:span><text:span text:style-name="Source_20_Text"><text:span text:style-name="T19">true</text:span></text:span><text:span text:style-name="T19"> | </text:span><text:span text:style-name="Source_20_Text"><text:span text:style-name="T19">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<text:span text:style-name="T19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5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9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5">Sets the orientation of button</text:p>
            <text:p text:style-name="P5"><text:span text:style-name="T20">Value:</text:span><text:span text:style-name="Source_20_Text"><text:span text:style-name="T22">horizontal</text:span></text:span><text:span text:style-name="T22"> | </text:span><text:span text:style-name="Source_20_Text"><text:span text:style-name="T22">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6"><text:span text:style-name="Source_20_Text"><text:span text:style-name="T22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5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6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5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<text:span text:style-name="T19">-1 </text:span></text:span></text:p>
          </table:table-cell>
        </table:table-row>
      </table:table>
      <text:p text:style-name="P9"/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Source_20_Text"><text:span text:style-name="T4">(Source Text)</text:span>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4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"><text:span text:style-name="Source_20_Text"><text:span text:style-name="T4">(Source Text)</text:span></text:span></text:p>
          </table:table-cell>
          <table:table-cell table:style-name="Table3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../LabelImageElement.xml">org.zkoss.zul.impl.LabelImageElement</text:a></text:p>
            <text:p text:style-name="P5"><text:a xlink:type="simple" xlink:href="../LabelImageElement.xml"><text:span text:style-name="Source_20_Text"><text:span text:style-name="T2">(Source Text)</text:span></text:span></text:a></text:p>
          </table:table-cell>
        </table:table-row>
        <table:table-row>
          <table:table-cell table:style-name="Table2.A2" office:value-type="string">
            <text:p text:style-name="P12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12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2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3T11:07:46</dc:date>
    <meta:print-date>2007-09-03T09:33:50</meta:print-date>
    <dc:language>en-US</dc:language>
    <meta:editing-cycles>81</meta:editing-cycles>
    <meta:editing-duration>PT4H31M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71" meta:word-count="282" meta:character-count="1797"/>
  </office:meta>
</office:document-meta>
</file>